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fo:language="en" fo:country="US"/>
    </style:style>
    <style:style style:name="P2" style:parent-style-name="Standaard" style:family="paragraph">
      <style:text-properties fo:font-weight="bold" style:font-weight-asian="bold" style:font-weight-complex="bold"/>
    </style:style>
    <style:style style:name="P3" style:parent-style-name="Standaard" style:family="paragraph">
      <style:text-properties fo:font-weight="bold" style:font-weight-asian="bold" style:font-weight-complex="bold"/>
    </style:style>
    <style:style style:name="P4" style:parent-style-name="Standaard" style:list-style-name="LFO1" style:family="paragraph"/>
    <style:style style:name="P5" style:parent-style-name="Standaard" style:list-style-name="LFO1" style:family="paragraph"/>
    <style:style style:name="P6" style:parent-style-name="Standaard" style:list-style-name="LFO1" style:family="paragraph"/>
    <style:style style:name="P7" style:parent-style-name="Standaard" style:family="paragraph">
      <style:text-properties fo:font-weight="bold" style:font-weight-asian="bold" style:font-weight-complex="bold"/>
    </style:style>
  </office:automatic-styles>
  <office:body>
    <office:text text:use-soft-page-breaks="true">
      <text:p text:style-name="P1">Validatie Minigame</text:p>
      <text:p text:style-name="P2">Probleemomschrijving</text:p>
      <text:p text:style-name="Standaard">Tijdens het ontwikkelen van de applicatie traden meerdere problemen op. Allereerst werkte de API key niet correct, omdat ik de sleutel alleen aan één kant had ingevoerd en niet aan het andere vereiste deel van de applicatie. Hierdoor kon er geen succesvolle verbinding met de API worden gemaakt.</text:p>
      <text:p text:style-name="Standaard">Daarnaast werden de afbeeldingen niet correct weergegeven. Dit probleem werd veroorzaakt door een fout in de code, waardoor de afbeeldingen niet goed werden aangeroepen en dus niet op het scherm verschenen.</text:p>
      <text:p text:style-name="Standaard">Ook was het flamingo-hoofd niet volledig in beeld. Dit kwam door een onjuiste weergave-instelling, waardoor slechts een deel van de afbeelding zichtbaar was.</text:p>
      <text:p text:style-name="Standaard">Tot slot verscheen er een 401-foutmelding. Deze fout ontstond doordat ik een verkeerde API-sleutel had ingevoerd. Een 401-melding betekent dat de toegang is geweigerd door een foutieve of ontbrekende autorisatie.</text:p>
      <text:p text:style-name="P3">Oplossing</text:p>
      <text:p text:style-name="Standaard">Om de problemen op te lossen heb ik:</text:p>
      <text:list text:style-name="LFO1" text:continue-numbering="true">
        <text:list-item>
          <text:p text:style-name="P4">De juiste API-sleutel aan beide kanten van de applicatie ingevoerd</text:p>
        </text:list-item>
        <text:list-item>
          <text:p text:style-name="P5">De fouten in de code voor de afbeeldingen aangepast</text:p>
        </text:list-item>
        <text:list-item>
          <text:p text:style-name="P6">De instellingen voor de flamingo-afbeelding gecorrigeerd, zodat deze volledig zichtbaar werd</text:p>
        </text:list-item>
      </text:list>
      <text:p text:style-name="Standaard">Na het aanpassen van de API-sleutel aan beide kanten verdween ook de 401-foutmelding en werkte de verbinding met de API weer correct.</text:p>
      <text:p text:style-name="P7">Conclusie</text:p>
      <text:p text:style-name="Standaard">De problemen werden veroorzaakt door een combinatie van een onjuiste API-sleutel en fouten in de code.<text:line-break/>Door de sleutel correct in te voeren aan beide kanten en de afbeeldingscode te herstellen, functioneert de applicatie nu weer volledig zoals bedoeld.</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oud,Salmaan S.</meta:initial-creator>
    <dc:creator>Daoud,Salmaan S.</dc:creator>
    <meta:creation-date>2025-12-04T10:57:00Z</meta:creation-date>
    <dc:date>2025-12-04T10:57:00Z</dc:date>
    <meta:template xlink:href="Normal" xlink:type="simple"/>
    <meta:editing-cycles>2</meta:editing-cycles>
    <meta:editing-duration>PT180S</meta:editing-duration>
    <meta:document-statistic meta:page-count="1" meta:paragraph-count="3" meta:word-count="241" meta:character-count="1568" meta:row-count="11" meta:non-whitespace-character-count="1330"/>
  </office:meta>
</office:document-meta>
</file>